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style>
    <style:style style:name="P3" style:family="paragraph" style:parent-style-name="Standard" style:list-style-name="L1">
      <style:paragraph-properties fo:line-height="150%"/>
    </style:style>
    <style:style style:name="P4" style:family="paragraph" style:parent-style-name="Standard">
      <style:paragraph-properties fo:line-height="150%"/>
      <style:text-properties fo:color="#ff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ndary Scan Description Language</text:p>
      <text:p text:style-name="P2"/>
      <text:p text:style-name="P2">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2"/>
      <text:p text:style-name="P1">BSDL development</text:p>
      <text:p text:style-name="P2"/>
      <text:p text:style-name="P2">It has been developed since the first JTAG 1149.1 standard was introduced. Next releases of BSDL were introduced with each revision of standards 1149.4, 1149.6 and 1532. Each time BSDL was expanded with functionalities related to the appropriate standard. Nowadays, BSDL files may be used even in particular software JTAG emulators[SDI].</text:p>
      <text:p text:style-name="P2"/>
      <text:p text:style-name="P1">BSDL syntax</text:p>
      <text:p text:style-name="P2"/>
      <text:p text:style-name="P2">Syntax of BSDL is based on a subset of VHDL, even though BSDL itself is not used for hardware description.</text:p>
      <text:p text:style-name="P2"/>
      <text:p text:style-name="P4">//TBD czy można wrzucić przykładowy bsdl, czy jest chroniony bliżej nieokreślonymi licencjami?</text:p>
      <text:p text:style-name="P2">Each BSDL file consists of the following modules:</text:p>
      <text:p text:style-name="P2"/>
      <text:list xml:id="list6205245023088172412" text:style-name="L1">
        <text:list-item>
          <text:p text:style-name="P3">Entity declaration identifying the name of the device (represented as a single string);</text:p>
        </text:list-item>
        <text:list-item>
          <text:p text:style-name="P3">Generic parameter specifying which package is currently described;</text:p>
        </text:list-item>
        <text:list-item>
          <text:p text:style-name="P3">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3">"Use" statement declaring which of the JTAG standard packages is currently used. If required, there is a possibility to define cells different than standard cell type package and create custom package files [XJT];</text:p>
        </text:list-item>
        <text:list-item>
          <text:p text:style-name="P3">Netlist with pin mapping that must reveal how the device pads are connected with external pins;</text:p>
        </text:list-item>
        <text:list-item>
          <text:p text:style-name="P3">TAP ports description providing additional information about JTAG pins, such as clock <text:soft-page-break/>frequency of TCK;</text:p>
        </text:list-item>
        <text:list-item>
          <text:p text:style-name="P3">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3">Boundary scan cell information providing data about length of boundary scan chain and all the boundary scan cells included;</text:p>
        </text:list-item>
        <text:list-item>
          <text:p text:style-name="P3">Additional design warnings and revision history.</text:p>
        </text:list-item>
      </text:list>
      <text:p text:style-name="P2"/>
      <text:p text:style-name="P1">BSDL software</text:p>
      <text:p text:style-name="P2"/>
      <text:p text:style-name="P2">There are various commercial BSDL parsers and syntax checkers allowing to create files for a new circuits. Apart from JTAG, there are many third party vendors that provide their own BSDL solution, such as Intellitech's BSDL Syntax Check [IBS] or Goepel's BSDL Syntax Checker [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2"/>
      <text:p text:style-name="P1">References</text:p>
      <text:p text:style-name="P2"/>
      <text:p text:style-name="P2">[SDI] <text:a xlink:type="simple" xlink:href="http://www.spectrumdigital.com/product_info.php?cPath=22&amp;products_id=207">http://www.spectrumdigital.com/product_info.php?cPath=22&amp;products_id=207</text:a></text:p>
      <text:p text:style-name="P2">[XJT] <text:a xlink:type="simple" xlink:href="http://www.xjtag.com/app-note-3.php">http://www.xjtag.com/app-note-3.php</text:a> </text:p>
      <text:p text:style-name="P2">[IBS] <text:a xlink:type="simple" xlink:href="http://www.intellitech.com/BSDL/">http://www.intellitech.com/BSDL/</text:a></text:p>
      <text:p text:style-name="P2">[Goe] <text:a xlink:type="simple" xlink:href="http://www.goepel.com/en/jtag-boundary-scan/boundary-scan-instruments/software/eda-software/bsdl-syntax-checker.html">http://www.goepel.com/en/jtag-boundary-scan/boundary-scan-instruments/software/eda-software/bsdl-syntax-checker.html</text:a></text:p>
      <text:p text:style-name="P2">[ABS] <text:a xlink:type="simple" xlink:href="http://bsdl.agilent.com/bsdl/index.php/login">http://bsdl.agilent.com/bsdl/index.php/login</text:a> </text:p>
      <text:p text:style-name="P2">[BSA] BSDLCustomizer User Guide, Rev. 2.0, Altera Corp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33S</meta:editing-duration>
    <meta:editing-cycles>14</meta:editing-cycles>
    <meta:generator>OpenOffice.org/3.4.1$Win32 OpenOffice.org_project/341m1$Build-9593</meta:generator>
    <dc:date>2014-04-19T11:53:11.72</dc:date>
    <meta:document-statistic meta:table-count="0" meta:image-count="0" meta:object-count="0" meta:page-count="2" meta:paragraph-count="26" meta:word-count="507" meta:character-count="3575"/>
    <meta:user-defined meta:name="Info 1"/>
    <meta:user-defined meta:name="Info 2"/>
    <meta:user-defined meta:name="Info 3"/>
    <meta:user-defined meta:name="Info 4"/>
  </office:meta>
</office:document-meta>
</file>